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0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PEDRO ROA CHURAT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ROA PEDR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NANCY CELIA COA HUAYT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COA HUAYTA, VIDALINA SONI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1730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0T00:30:1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